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pril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pril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5">
            <text:p>5.5</text:p>
          </table:table-cell>
          <table:table-cell table:formula="of:=[.B4]/[.B26]" office:value-type="percentage" office:value="0.184873949579832">
            <text:p>18.5%</text:p>
          </table:table-cell>
          <table:table-cell/>
          <table:table-cell office:value-type="float" office:value="3.25">
            <text:p>3.25</text:p>
          </table:table-cell>
          <table:table-cell table:number-columns-repeated="5"/>
          <table:table-cell office:value-type="float" office:value="1.75">
            <text:p>1.7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75">
            <text:p>0.75</text:p>
          </table:table-cell>
          <table:table-cell table:formula="of:=[.B5]/[.B26]" office:value-type="percentage" office:value="0.0252100840336134">
            <text:p>2.5%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.5">
            <text:p>3.5</text:p>
          </table:table-cell>
          <table:table-cell table:formula="of:=[.B6]/[.B26]" office:value-type="percentage" office:value="0.117647058823529">
            <text:p>11.8%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1009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26]" office:value-type="percentage" office:value="0.00840336134453782">
            <text:p>0.8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25">
            <text:p>0.25</text:p>
          </table:table-cell>
          <table:table-cell table:formula="of:=[.B17]/[.B26]" office:value-type="percentage" office:value="0.00840336134453782">
            <text:p>0.8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25">
            <text:p>0.25</text:p>
          </table:table-cell>
          <table:table-cell table:formula="of:=[.B18]/[.B26]" office:value-type="percentage" office:value="0.00840336134453782">
            <text:p>0.8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7.75">
            <text:p>7.75</text:p>
          </table:table-cell>
          <table:table-cell table:style-name="ce14" table:formula="of:=[.B19]/[.B26]" office:value-type="percentage" office:value="0.260504201680672">
            <text:p>26.1%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6]" office:value-type="percentage" office:value="0.00840336134453782">
            <text:p>0.8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1:.AI21])" office:value-type="float" office:value="0.25">
            <text:p>0.25</text:p>
          </table:table-cell>
          <table:table-cell table:style-name="ce14" table:formula="of:=[.B21]/[.B26]" office:value-type="percentage" office:value="0.00840336134453782">
            <text:p>0.8%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4">
            <text:p>4</text:p>
          </table:table-cell>
          <table:table-cell table:style-name="ce14" table:formula="of:=[.B22]/[.B26]" office:value-type="percentage" office:value="0.134453781512605">
            <text:p>13.4%</text:p>
          </table:table-cell>
          <table:table-cell table:number-columns-repeated="6"/>
          <table:table-cell table:style-name="ce21"/>
          <table:table-cell table:number-columns-repeated="4"/>
          <table:table-cell office:value-type="float" office:value="4">
            <text:p>4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1">
            <text:p>1</text:p>
          </table:table-cell>
          <table:table-cell table:style-name="ce14" table:formula="of:=[.B23]/[.B26]" office:value-type="percentage" office:value="0.0336134453781513">
            <text:p>3.4%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4:.AI24])" office:value-type="float" office:value="4.5">
            <text:p>4.5</text:p>
          </table:table-cell>
          <table:table-cell table:style-name="ce14" table:formula="of:=[.B24]/[.B26]" office:value-type="percentage" office:value="0.151260504201681">
            <text:p>15.1%</text:p>
          </table:table-cell>
          <table:table-cell table:number-columns-repeated="13"/>
          <table:table-cell office:value-type="float" office:value="4.5">
            <text:p>4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5:.AI25])" office:value-type="float" office:value="1.5">
            <text:p>1.5</text:p>
          </table:table-cell>
          <table:table-cell table:style-name="ce14" table:formula="of:=[.B25]/[.B26]" office:value-type="percentage" office:value="0.0504201680672269">
            <text:p>5.0%</text:p>
          </table:table-cell>
          <table:table-cell table:number-columns-repeated="11"/>
          <table:table-cell office:value-type="float" office:value="1.5">
            <text:p>1.5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29.75">
            <text:p>29.75</text:p>
          </table:table-cell>
          <table:table-cell table:style-name="ce15"/>
          <table:table-cell table:style-name="ce19"/>
          <table:table-cell table:style-name="ce20" table:formula="of:=SUM([.E4:.E25])" office:value-type="float" office:value="4">
            <text:p>4</text:p>
          </table:table-cell>
          <table:table-cell table:style-name="ce20" table:formula="of:=SUM([.F4:.F25])" office:value-type="float" office:value="0">
            <text:p>0</text:p>
          </table:table-cell>
          <table:table-cell table:style-name="ce20" table:formula="of:=SUM([.G4:.G25])" office:value-type="float" office:value="0">
            <text:p>0</text:p>
          </table:table-cell>
          <table:table-cell table:style-name="ce20" table:formula="of:=SUM([.H4:.H25])" office:value-type="float" office:value="4">
            <text:p>4</text:p>
          </table:table-cell>
          <table:table-cell table:style-name="ce20" table:formula="of:=SUM([.I4:.I25])" office:value-type="float" office:value="1.25">
            <text:p>1.25</text:p>
          </table:table-cell>
          <table:table-cell table:style-name="ce20" table:formula="of:=SUM([.J4:.J25])" office:value-type="float" office:value="3">
            <text:p>3</text:p>
          </table:table-cell>
          <table:table-cell table:style-name="ce20" table:formula="of:=SUM([.K4:.K25])" office:value-type="float" office:value="2">
            <text:p>2</text:p>
          </table:table-cell>
          <table:table-cell table:style-name="ce20" table:formula="of:=SUM([.L4:.L25])" office:value-type="float" office:value="0">
            <text:p>0</text:p>
          </table:table-cell>
          <table:table-cell table:style-name="ce20" table:formula="of:=SUM([.M4:.M25])" office:value-type="float" office:value="2.5">
            <text:p>2.5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7.5">
            <text:p>7.5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5.5">
            <text:p>5.5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20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4-13T20:02:15</dc:date>
    <meta:editing-duration>PT03H18M38S</meta:editing-duration>
    <meta:editing-cycles>77</meta:editing-cycles>
    <meta:generator>NeoOffice/3.1.2$Unix OpenOffice.org_project/Patch 2</meta:generator>
    <meta:document-statistic meta:table-count="1" meta:cell-count="163" meta:object-count="0"/>
  </office:meta>
</office:document-meta>
</file>